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P1" style:family="paragraph" style:parent-style-name="Standard">
      <style:text-properties style:font-name="Segoe Script" officeooo:rsid="00024b00" officeooo:paragraph-rsid="00024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type (shape) of musical notes (𝅘𝅥 Quarter Note 𝅗𝅥 Half Note 𝅝 Whole Note) fixes the note values (duration) and the combination of the different values forms the rhythm.</text:p>
      <text:p text:style-name="P1"/>
      <text:p text:style-name="P1">7 Note Values</text:p>
      <text:p text:style-name="P1"/>
      <text:p text:style-name="P1">There are seven note values (and 7 musical rests of the same duration): the 𝅝 Whole Note, the 𝅗𝅥 Half Note, the 𝅘𝅥 Quarter Note, the 𝅘𝅥𝅮 Eight Note, the 𝅘𝅥𝅯 Sixteenth Note, the 𝅘𝅥𝅰 Thirty-Second Note, the 𝅘𝅥𝅱 Sixty-Fourth Note.</text:p>
      <text:p text:style-name="P1"/>
      <text:p text:style-name="P1">Rhythmic Equivalences Between the Different Note Values</text:p>
      <text:p text:style-name="P1"/>
      <text:p text:style-name="P1">The value of each note duration is always double the value that follows it:</text:p>
      <text:p text:style-name="P1">- 1 𝅝 Whole Note = 2 𝅗𝅥 Half Notes</text:p>
      <text:p text:style-name="P1">- 1 𝅗𝅥 Half Note = 2 𝅘𝅥 Quarter Notes</text:p>
      <text:p text:style-name="P1">- 1 𝅘𝅥 Quarter Note = 2 𝅘𝅥𝅮 Eight Notes</text:p>
      <text:p text:style-name="P1">- 1 𝅘𝅥𝅮 Eight Note = 2 𝅘𝅥𝅯 Sixteenth Notes</text:p>
      <text:p text:style-name="P1">- 1 𝅘𝅥𝅯 Sixteenth Note = 2 𝅘𝅥𝅰 Thirty-Second Notes</text:p>
      <text:p text:style-name="P1">- 1 𝅘𝅥𝅰 Thirty-Second Note = 2 𝅘𝅥𝅱 Sixty-Fourth Notes</text:p>
      <text:p text:style-name="P1"/>
      <text:p text:style-name="P1">And so:</text:p>
      <text:p text:style-name="P1">- A 𝅝 Whole Note = 4 𝅘𝅥 Quarter Notes, 8 𝅘𝅥𝅮 Eight Notes, 16 𝅘𝅥𝅯 Sixteenth Notes, 32 𝅘𝅥𝅰 Thirty-Second Notes, 64 𝅘𝅥𝅱 Sixty-Fourth Notes</text:p>
      <text:p text:style-name="P1">- A 𝅗𝅥 Half Note = 4 𝅘𝅥𝅮 Height Notes, 8 𝅘𝅥𝅯 Sixteenth Notes, 16 𝅘𝅥𝅰 Thirty-Second Notes, 32 𝅘𝅥𝅱 Sixty-Fourth Notes</text:p>
      <text:p text:style-name="P1">- A 𝅘𝅥 Quarter Note = 4 𝅘𝅥𝅯 Sixteenth Notes, 8 𝅘𝅥𝅰 Thirty-Second Notes, 16 𝅘𝅥𝅱 Sixty-Fourth Notes</text:p>
      <text:p text:style-name="P1">- A 𝅘𝅥𝅮 Eight Note = 4 𝅘𝅥𝅰 Thirty-Second Notes, 8 𝅘𝅥𝅱 Sixty-Fourth Notes</text:p>
      <text:p text:style-name="P1">- A 𝅘𝅥𝅯 Sixteenth Note = 4 𝅘𝅥𝅱 Sixty-Fourth Notes</text:p>
      <text:p text:style-name="P1"/>
      <text:p text:style-name="P1">British Names</text:p>
      <text:p text:style-name="P1">- 𝅝 Whole Note = Semibreve</text:p>
      <text:p text:style-name="P1">- 𝅗𝅥 Half Note = Minim</text:p>
      <text:p text:style-name="P1">- 𝅘𝅥 Quarter Note = Crotchet</text:p>
      <text:p text:style-name="P1">- 𝅘𝅥𝅮 Eight Note = Quaver</text:p>
      <text:p text:style-name="P1"><text:soft-page-break/>- 𝅘𝅥𝅯 Sixteenth Note = Semiquaver</text:p>
      <text:p text:style-name="P1">- 𝅘𝅥𝅰 Thirty-Second Note = Demisemiquaver</text:p>
      <text:p text:style-name="P1">- 𝅘𝅥𝅱 Sixty-Fourth Note = Hemidemisemiquaver</text:p>
      <text:p text:style-name="P1"/>
      <text:p text:style-name="P1">Dotted Notes</text:p>
      <text:p text:style-name="P1"/>
      <text:p text:style-name="P1">A dot behind a music note increases the duration of this note by half of its original value. For example, as 1 𝅗𝅥 Half Note = 2 𝅘𝅥 Quarter Notes, half of a 𝅗𝅥 Half Note = 1 𝅘𝅥 quarter note. So the duration for 1 dotted 𝅗𝅥 Half Note will be 2 𝅘𝅥 Quarter Notes + 1 𝅘𝅥 Quarter Note = 3 𝅘𝅥 Quarter Notes.</text:p>
      <text:p text:style-name="P1"/>
      <text:p text:style-name="P1">The value of the dotted notes for each type of music note is as follow:</text:p>
      <text:p text:style-name="P1">- 1 dotted 𝅝 Whole Note = 3 𝅗𝅥 Half Notes</text:p>
      <text:p text:style-name="P1">- 1 dotted 𝅗𝅥 Half Note = 3 𝅘𝅥 Quarter Notes</text:p>
      <text:p text:style-name="P1">- 1 dotted 𝅘𝅥 Quarter Note = 3 𝅘𝅥𝅮 Eight Notes</text:p>
      <text:p text:style-name="P1">- 1 dotted 𝅘𝅥𝅮 Eight Note = 3 𝅘𝅥𝅯 Sixteenth Notes</text:p>
      <text:p text:style-name="P1">- 1 dotted 𝅘𝅥𝅯 Sixteenth Note = 3 𝅘𝅥𝅰 Thirty-Second Notes</text:p>
      <text:p text:style-name="P1">- 1 dotted 𝅘𝅥𝅰 Thirty-Second Notes = 3 𝅘𝅥𝅱 Sixty-Fourth Notes</text:p>
      <text:p text:style-name="P1"/>
      <text:p text:style-name="P1">Triplet</text:p>
      <text:p text:style-name="P1"/>
      <text:p text:style-name="P1">A triplet is the ternary division of a note value. It is a rhythm playing three notes in the space of two. For example, a 𝅘𝅥 quarter note triplet consists of three 𝅘𝅥 quarter notes over the same amount of time as two 𝅘𝅥 quarter notes or a single 𝅗𝅥 half no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2:26:24.734000000</meta:creation-date>
    <dc:date>2023-11-22T12:30:46.710000000</dc:date>
    <meta:editing-duration>PT4M22S</meta:editing-duration>
    <meta:editing-cycles>1</meta:editing-cycles>
    <meta:document-statistic meta:table-count="0" meta:image-count="0" meta:object-count="0" meta:page-count="2" meta:paragraph-count="36" meta:word-count="493" meta:character-count="2346" meta:non-whitespace-character-count="1889"/>
    <meta:generator>LibreOffice/7.6.2.1$Windows_X86_64 LibreOffice_project/56f7684011345957bbf33a7ee678afaf4d2ba333</meta:generator>
  </office:meta>
</office:document-meta>
</file>